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3563in"/>
    </style:style>
    <style:style style:name="co5" style:family="table-column">
      <style:table-column-properties fo:break-before="auto" style:column-width="0.8516in"/>
    </style:style>
    <style:style style:name="co6" style:family="table-column">
      <style:table-column-properties fo:break-before="auto" style:column-width="1.4335in"/>
    </style:style>
    <style:style style:name="co7" style:family="table-column">
      <style:table-column-properties fo:break-before="auto" style:column-width="1.4898in"/>
    </style:style>
    <style:style style:name="co8" style:family="table-column">
      <style:table-column-properties fo:break-before="auto" style:column-width="1.3909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1.5807in"/>
    </style:style>
    <style:style style:name="co11" style:family="table-column">
      <style:table-column-properties fo:break-before="auto" style:column-width="0.8862in"/>
    </style:style>
    <style:style style:name="co12" style:family="table-column">
      <style:table-column-properties fo:break-before="auto" style:column-width="0.9071in"/>
    </style:style>
    <style:style style:name="co13" style:family="table-column">
      <style:table-column-properties fo:break-before="auto" style:column-width="1.8402in"/>
    </style:style>
    <style:style style:name="co14" style:family="table-column">
      <style:table-column-properties fo:break-before="auto" style:column-width="1.1736in"/>
    </style:style>
    <style:style style:name="co15" style:family="table-column">
      <style:table-column-properties fo:break-before="auto" style:column-width="1.7839in"/>
    </style:style>
    <style:style style:name="co16" style:family="table-column">
      <style:table-column-properties fo:break-before="auto" style:column-width="2.352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1.9311in"/>
    </style:style>
    <style:style style:name="co19" style:family="table-column">
      <style:table-column-properties fo:break-before="auto" style:column-width="3.0465in"/>
    </style:style>
    <style:style style:name="co2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true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6364" table:default-cell-style-name="ce2"/>
        <table:table-row table:style-name="ro1">
          <table:table-cell table:style-name="ce1" office:value-type="string" calcext:value-type="string">
            <text:p>PlantID</text:p>
          </table:table-cell>
          <table:table-cell table:style-name="ce1" office:value-type="string" calcext:value-type="string">
            <text:p>CommonName</text:p>
          </table:table-cell>
          <table:table-cell table:style-name="ce1" office:value-type="string" calcext:value-type="string">
            <text:p>ScientificName</text:p>
          </table:table-cell>
          <table:table-cell table:style-name="ce1" office:value-type="string" calcext:value-type="string">
            <text:p>PlantType</text:p>
          </table:table-cell>
          <table:table-cell table:style-name="ce1" office:value-type="string" calcext:value-type="string">
            <text:p>Lifespan</text:p>
          </table:table-cell>
          <table:table-cell table:style-name="ce1" office:value-type="string" calcext:value-type="string">
            <text:p>OptimalTempRange</text:p>
          </table:table-cell>
          <table:table-cell table:style-name="ce1" office:value-type="string" calcext:value-type="string">
            <text:p>LightRequirements</text:p>
          </table:table-cell>
          <table:table-cell table:style-name="ce1" office:value-type="string" calcext:value-type="string">
            <text:p>WaterRequirements</text:p>
          </table:table-cell>
          <table:table-cell table:style-name="ce1" office:value-type="string" calcext:value-type="string">
            <text:p>SoilType</text:p>
          </table:table-cell>
          <table:table-cell table:style-name="ce1" office:value-type="string" calcext:value-type="string">
            <text:p>pHRange</text:p>
          </table:table-cell>
          <table:table-cell table:style-name="ce1" office:value-type="string" calcext:value-type="string">
            <text:p>NutrientRequirements</text:p>
          </table:table-cell>
          <table:table-cell table:style-name="ce1" office:value-type="string" calcext:value-type="string">
            <text:p>PlantHeight</text:p>
          </table:table-cell>
          <table:table-cell table:style-name="ce1" office:value-type="string" calcext:value-type="string">
            <text:p>GrowthRate</text:p>
          </table:table-cell>
          <table:table-cell table:style-name="ce1" office:value-type="string" calcext:value-type="string">
            <text:p>YieldPerSeason</text:p>
          </table:table-cell>
          <table:table-cell table:style-name="ce1" office:value-type="string" calcext:value-type="string">
            <text:p>HarvestSeason</text:p>
          </table:table-cell>
          <table:table-cell table:style-name="ce1" office:value-type="string" calcext:value-type="string">
            <text:p>CompanionPlants</text:p>
          </table:table-cell>
          <table:table-cell table:style-name="ce1" office:value-type="string" calcext:value-type="string">
            <text:p>PestsDiseases</text:p>
          </table:table-cell>
          <table:table-cell table:style-name="ce1" office:value-type="string" calcext:value-type="string">
            <text:p>RebloomingCycle</text:p>
          </table:table-cell>
          <table:table-cell table:style-name="ce1" office:value-type="string" calcext:value-type="string">
            <text:p>Uses</text:p>
          </table:table-cell>
          <table:table-cell table:style-name="ce1" office:value-type="string" calcext:value-type="string">
            <text:p>SpecialNotes</text:p>
          </table:table-cell>
          <table:table-cell table:style-name="ce1"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berries</text:p>
          </table:table-cell>
          <table:table-cell office:value-type="string" calcext:value-type="string">
            <text:p>Vaccinium corymbosum</text:p>
          </table:table-cell>
          <table:table-cell office:value-type="string" calcext:value-type="string">
            <text:p>Berry Bush</text:p>
          </table:table-cell>
          <table:table-cell office:value-type="string" calcext:value-type="string">
            <text:p>10-1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cidic, Well-drained</text:p>
          </table:table-cell>
          <table:table-cell office:value-type="string" calcext:value-type="string">
            <text:p>4.5 - 5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seaso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trawberries, Thyme, Basil</text:p>
          </table:table-cell>
          <table:table-cell office:value-type="string" calcext:value-type="string">
            <text:p>Bird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Antioxidants</text:p>
          </table:table-cell>
          <table:table-cell office:value-type="string" calcext:value-type="string">
            <text:p>Requires acidic soil for best growth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le Tree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20-50 years</text:p>
          </table:table-cell>
          <table:table-cell office:value-type="string" calcext:value-type="string">
            <text:p>18-25°C (64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20-10-10</text:p>
          </table:table-cell>
          <table:table-cell office:value-type="string" calcext:value-type="string">
            <text:p>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5-20 apples per cubic yard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Onions, Garlic, Chives</text:p>
          </table:table-cell>
          <table:table-cell office:value-type="string" calcext:value-type="string">
            <text:p>Apple Scab, Codling Moth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Juicing</text:p>
          </table:table-cell>
          <table:table-cell office:value-type="string" calcext:value-type="string">
            <text:p>Needs pruning for optimal yield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ry Tree</text:p>
          </table:table-cell>
          <table:table-cell office:value-type="string" calcext:value-type="string">
            <text:p>Prunus avium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20-25°C (68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2-12-12</text:p>
          </table:table-cell>
          <table:table-cell office:value-type="string" calcext:value-type="string">
            <text:p>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bs per seaso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hives, Marigolds, Clover</text:p>
          </table:table-cell>
          <table:table-cell office:value-type="string" calcext:value-type="string">
            <text:p>Cherry Fruit Fly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for best fruit production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ange Tree</text:p>
          </table:table-cell>
          <table:table-cell office:value-type="string" calcext:value-type="string">
            <text:p>Citrus sinensis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20-50 years</text:p>
          </table:table-cell>
          <table:table-cell office:value-type="string" calcext:value-type="string">
            <text:p>22-30°C (72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18-6-12</text:p>
          </table:table-cell>
          <table:table-cell office:value-type="string" calcext:value-type="string">
            <text:p>8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20-30 oranges per tre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Basil, Lavender, Marigold</text:p>
          </table:table-cell>
          <table:table-cell office:value-type="string" calcext:value-type="string">
            <text:p>Citrus Leaf Miner,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Juicing</text:p>
          </table:table-cell>
          <table:table-cell office:value-type="string" calcext:value-type="string">
            <text:p>Protect from frost for maximum yield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Tree</text:p>
          </table:table-cell>
          <table:table-cell office:value-type="string" calcext:value-type="string">
            <text:p>Musa acuminat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5-15 years</text:p>
          </table:table-cell>
          <table:table-cell office:value-type="string" calcext:value-type="string">
            <text:p>25-30°C (77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8-1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bunches per seas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Herbs like Basil, Mint</text:p>
          </table:table-cell>
          <table:table-cell office:value-type="string" calcext:value-type="string">
            <text:p>Nematodes, Spider Mites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Edible, Fiber</text:p>
          </table:table-cell>
          <table:table-cell office:value-type="string" calcext:value-type="string">
            <text:p>Needs high humidity and consistent watering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agon Fruit Tree</text:p>
          </table:table-cell>
          <table:table-cell office:value-type="string" calcext:value-type="string">
            <text:p>Hylocereus undatus</text:p>
          </table:table-cell>
          <table:table-cell office:value-type="string" calcext:value-type="string">
            <text:p>Cactus Fruit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6-6-6</text:p>
          </table:table-cell>
          <table:table-cell office:value-type="string" calcext:value-type="string">
            <text:p>8-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6 fruits per plant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Herbs like Mint, Lavender</text:p>
          </table:table-cell>
          <table:table-cell office:value-type="string" calcext:value-type="string">
            <text:p>Scale, Root R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Grows best with vertical support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wi Vine</text:p>
          </table:table-cell>
          <table:table-cell office:value-type="string" calcext:value-type="string">
            <text:p>Actinidia deliciosa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-15 years</text:p>
          </table:table-cell>
          <table:table-cell office:value-type="string" calcext:value-type="string">
            <text:p>15-27°C (59-81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5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seaso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Grapes, Blackberries</text:p>
          </table:table-cell>
          <table:table-cell office:value-type="string" calcext:value-type="string">
            <text:p>Root Rot, Leaf Sp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trellising for growth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ssionfruit Vine</text:p>
          </table:table-cell>
          <table:table-cell office:value-type="string" calcext:value-type="string">
            <text:p>Passiflora edulis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5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fruits per vine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Corn, Sunflowers</text:p>
          </table:table-cell>
          <table:table-cell office:value-type="string" calcext:value-type="string">
            <text:p>Aphids,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Needs sturdy support for climbing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ape Vine</text:p>
          </table:table-cell>
          <table:table-cell office:value-type="string" calcext:value-type="string">
            <text:p>Vitis vinifera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20+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5-20 lbs per vin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oses, Lavender</text:p>
          </table:table-cell>
          <table:table-cell office:value-type="string" calcext:value-type="string">
            <text:p>Powdery Mildew, Bir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Wine Production</text:p>
          </table:table-cell>
          <table:table-cell office:value-type="string" calcext:value-type="string">
            <text:p>Needs regular pruning for best yield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ps Vine</text:p>
          </table:table-cell>
          <table:table-cell office:value-type="string" calcext:value-type="string">
            <text:p>Humulus lupulus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2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vin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Nasturtiums, Garlic</text:p>
          </table:table-cell>
          <table:table-cell office:value-type="string" calcext:value-type="string">
            <text:p>Aphids, Down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Brewing, Medicinal</text:p>
          </table:table-cell>
          <table:table-cell office:value-type="string" calcext:value-type="string">
            <text:p>Grows well with ample vertical space</text:p>
          </table:table-cell>
          <table:table-cell table:number-columns-repeated="1636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Asparagus officinali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3-4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lbs per seaso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arrots, Parsley</text:p>
          </table:table-cell>
          <table:table-cell office:value-type="string" calcext:value-type="string">
            <text:p>Asparagus Beetles, Fusarium Wil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2-3 years before first harvest</text:p>
          </table:table-cell>
          <table:table-cell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hubarb</text:p>
          </table:table-cell>
          <table:table-cell office:value-type="string" calcext:value-type="string">
            <text:p>Rheum rhabarbar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4°C (59-75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12-10</text:p>
          </table:table-cell>
          <table:table-cell office:value-type="string" calcext:value-type="string">
            <text:p>3-4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7 lb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bbage, Onions</text:p>
          </table:table-cell>
          <table:table-cell office:value-type="string" calcext:value-type="string">
            <text:p>Crown Rot, Sl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oxic leaves; consume only stalks</text:p>
          </table:table-cell>
          <table:table-cell table:number-columns-repeated="163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obe Artichoke</text:p>
          </table:table-cell>
          <table:table-cell office:value-type="string" calcext:value-type="string">
            <text:p>Cynara scolym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8 bud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Spinach, Peas</text:p>
          </table:table-cell>
          <table:table-cell office:value-type="string" calcext:value-type="string">
            <text:p>Aphids, Sl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8-25°C (64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6-6-6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bundle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Rosemary, Thyme</text:p>
          </table:table-cell>
          <table:table-cell office:value-type="string" calcext:value-type="string">
            <text:p>Root Rot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Medicinal, Aromatic</text:p>
          </table:table-cell>
          <table:table-cell office:value-type="string" calcext:value-type="string">
            <text:p>Drought-tolerant</text:p>
          </table:table-cell>
          <table:table-cell table:number-columns-repeated="163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entha spp.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2-25°C (54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Moist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6-8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7 lb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Cabbage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Frequent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Invasive; grow in containers</text:p>
          </table:table-cell>
          <table:table-cell table:number-columns-repeated="163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 spp.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2-6-6</text:p>
          </table:table-cell>
          <table:table-cell office:value-type="string" calcext:value-type="string">
            <text:p>3-6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blooms per seaso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avender, Garlic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Ornamental, Fragrance</text:p>
          </table:table-cell>
          <table:table-cell office:value-type="string" calcext:value-type="string">
            <text:p>Prune for optimal flowering</text:p>
          </table:table-cell>
          <table:table-cell table:number-columns-repeated="163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Solanum lycopersic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8-30°C (64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6.8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4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arrots, Basil</text:p>
          </table:table-cell>
          <table:table-cell office:value-type="string" calcext:value-type="string">
            <text:p>Tomato Hornworm, Blight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Needs staking for support</text:p>
          </table:table-cell>
          <table:table-cell table:number-columns-repeated="163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ucumis sativ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25°C (68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5-20 cucumbers per plan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ill, Radish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vertically</text:p>
          </table:table-cell>
          <table:table-cell table:number-columns-repeated="163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Solanum tuberos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0 - 6.0</text:p>
          </table:table-cell>
          <table:table-cell office:value-type="string" calcext:value-type="string">
            <text:p>NPK: 10-20-20</text:p>
          </table:table-cell>
          <table:table-cell office:value-type="string" calcext:value-type="string">
            <text:p>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Cabbage</text:p>
          </table:table-cell>
          <table:table-cell office:value-type="string" calcext:value-type="string">
            <text:p>Colorado Potato Beetle, Bligh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otate crops to prevent disease</text:p>
          </table:table-cell>
          <table:table-cell table:number-columns-repeated="163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Lettuce</text:p>
          </table:table-cell>
          <table:table-cell office:value-type="string" calcext:value-type="string">
            <text:p>Carrot Rust Fly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hin seedlings for best growth</text:p>
          </table:table-cell>
          <table:table-cell table:number-columns-repeated="163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Lactuca sativ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Radish</text:p>
          </table:table-cell>
          <table:table-cell office:value-type="string" calcext:value-type="string">
            <text:p>Slugs, Aphids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Edible, Salads</text:p>
          </table:table-cell>
          <table:table-cell office:value-type="string" calcext:value-type="string">
            <text:p>Harvest regularly for fresh leaves</text:p>
          </table:table-cell>
          <table:table-cell table:number-columns-repeated="163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Spinacia olerace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0°C (50-68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Lettuce, Cabbage</text:p>
          </table:table-cell>
          <table:table-cell office:value-type="string" calcext:value-type="string">
            <text:p>Aphids, Downy Mildew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Edible, Salads</text:p>
          </table:table-cell>
          <table:table-cell office:value-type="string" calcext:value-type="string">
            <text:p>Grows best in cooler weather</text:p>
          </table:table-cell>
          <table:table-cell table:number-columns-repeated="163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Beets, Dill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adequately for full growth</text:p>
          </table:table-cell>
          <table:table-cell table:number-columns-repeated="163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Pisum sativum</text:p>
          </table:table-cell>
          <table:table-cell office:value-type="string" calcext:value-type="string">
            <text:p>Legum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0°C (59-68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Powdery Mildew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rellis for better yield</text:p>
          </table:table-cell>
          <table:table-cell table:number-columns-repeated="163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et</text:p>
          </table:table-cell>
          <table:table-cell office:value-type="string" calcext:value-type="string">
            <text:p>Beta vulgaris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Flea Beetle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Harvest roots and leaves</text:p>
          </table:table-cell>
          <table:table-cell table:number-columns-repeated="163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Fragaria × ananassa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-2 lbs per plant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Spinach, Borage</text:p>
          </table:table-cell>
          <table:table-cell office:value-type="string" calcext:value-type="string">
            <text:p>Slug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in raised beds</text:p>
          </table:table-cell>
          <table:table-cell table:number-columns-repeated="1636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Allium sativ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2-24°C (54-7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bu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Thrip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Medicinal</text:p>
          </table:table-cell>
          <table:table-cell office:value-type="string" calcext:value-type="string">
            <text:p>Plant in fall for best yield</text:p>
          </table:table-cell>
          <table:table-cell table:number-columns-repeated="163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Allium cep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2-24°C (54-7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bu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Thrip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from sets</text:p>
          </table:table-cell>
          <table:table-cell table:number-columns-repeated="163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Beets, Dill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adequately for full growth</text:p>
          </table:table-cell>
          <table:table-cell table:number-columns-repeated="163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Apium graveolen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Moist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stalk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Tomatoes, Leeks</text:p>
          </table:table-cell>
          <table:table-cell office:value-type="string" calcext:value-type="string">
            <text:p>Aphids, Sl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onsistent watering</text:p>
          </table:table-cell>
          <table:table-cell table:number-columns-repeated="1636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rsnip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0°C (59-68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Carrot Rust Fly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Harvest after first frost for best flavor</text:p>
          </table:table-cell>
          <table:table-cell table:number-columns-repeated="1636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Coriandrum sativ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0°C (59-68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Does best in cooler weather</text:p>
          </table:table-cell>
          <table:table-cell table:number-columns-repeated="1636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Ocimum basilic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8-30°C (64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ummer/Tropical</text:p>
          </table:table-cell>
          <table:table-cell office:value-type="string" calcext:value-type="string">
            <text:p>Tomatoes, Peppers</text:p>
          </table:table-cell>
          <table:table-cell office:value-type="string" calcext:value-type="string">
            <text:p>Aphids, Down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Harvest regularly to promote growth</text:p>
          </table:table-cell>
          <table:table-cell table:number-columns-repeated="1636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Origanum vulgar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osemary, Thyme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Prune regularly to maintain shape</text:p>
          </table:table-cell>
          <table:table-cell table:number-columns-repeated="1636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Thymus vulgari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osemary, Lavender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Drought-tolerant</text:p>
          </table:table-cell>
          <table:table-cell table:number-columns-repeated="1636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lvia officinali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Oregano, Thyme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Harvest leaves regularly</text:p>
          </table:table-cell>
          <table:table-cell table:number-columns-repeated="1636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Capsicum annu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3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asil, Onions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Petroselinum crisp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Tomatoes, Leeks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Harvest regularly for fresh leaves</text:p>
          </table:table-cell>
          <table:table-cell table:number-columns-repeated="1636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ili Pepper</text:p>
          </table:table-cell>
          <table:table-cell office:value-type="string" calcext:value-type="string">
            <text:p>Capsicum frutescen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3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Tomatoes, Basil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icy varieties available</text:p>
          </table:table-cell>
          <table:table-cell table:number-columns-repeated="1636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weet Corn</text:p>
          </table:table-cell>
          <table:table-cell office:value-type="string" calcext:value-type="string">
            <text:p>Zea may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6.8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6-8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ears per row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Squash</text:p>
          </table:table-cell>
          <table:table-cell office:value-type="string" calcext:value-type="string">
            <text:p>Corn Earworm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ollinate manually for better yield</text:p>
          </table:table-cell>
          <table:table-cell table:number-columns-repeated="1636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Cucurbita pepo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8-30°C (64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zucchini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Cucumber Beetle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gular harvest encourages more growth</text:p>
          </table:table-cell>
          <table:table-cell table:number-columns-repeated="1636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Solanum melongen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fruit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Peppers</text:p>
          </table:table-cell>
          <table:table-cell office:value-type="string" calcext:value-type="string">
            <text:p>Flea Beetle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staking for support</text:p>
          </table:table-cell>
          <table:table-cell table:number-columns-repeated="1636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Cucurbita maxim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8-30°C (64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squashe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Powdery Mildew, Squash B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plants for best yield</text:p>
          </table:table-cell>
          <table:table-cell table:number-columns-repeated="1636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Citrullus lanatu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3-4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fruit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Sunflowers</text:p>
          </table:table-cell>
          <table:table-cell office:value-type="string" calcext:value-type="string">
            <text:p>Aphids, Fusarium Wil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Needs plenty of space to spread</text:p>
          </table:table-cell>
          <table:table-cell table:number-columns-repeated="1636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ntaloupe</text:p>
          </table:table-cell>
          <table:table-cell office:value-type="string" calcext:value-type="string">
            <text:p>Cucumis melo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fruit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Marigolds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rellising helps with space management</text:p>
          </table:table-cell>
          <table:table-cell table:number-columns-repeated="1636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Cucurbita pepo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pumpkin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Squash Bug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Decorative</text:p>
          </table:table-cell>
          <table:table-cell office:value-type="string" calcext:value-type="string">
            <text:p>Ideal for autumn harvest</text:p>
          </table:table-cell>
          <table:table-cell table:number-columns-repeated="1636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llard Greens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Beets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Harvest leaves regularly for new growth</text:p>
          </table:table-cell>
          <table:table-cell table:number-columns-repeated="1636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wiss Chard</text:p>
          </table:table-cell>
          <table:table-cell office:value-type="string" calcext:value-type="string">
            <text:p>Beta vulgaris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Aphids, Leaf Miner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Harvest outer leaves for continuous growth</text:p>
          </table:table-cell>
          <table:table-cell table:number-columns-repeated="1636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Beets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plants for full heads</text:p>
          </table:table-cell>
          <table:table-cell table:number-columns-repeated="1636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russels Sprouts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Autumn/ Winter</text:p>
          </table:table-cell>
          <table:table-cell office:value-type="string" calcext:value-type="string">
            <text:p>Carrots, Dill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Ideal for winter harvest</text:p>
          </table:table-cell>
          <table:table-cell table:number-columns-repeated="1636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ll Pepper</text:p>
          </table:table-cell>
          <table:table-cell office:value-type="string" calcext:value-type="string">
            <text:p>Capsicum annu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3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asil, Tomatoes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Grow in containers for flexibility</text:p>
          </table:table-cell>
          <table:table-cell table:number-columns-repeated="1636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kra</text:p>
          </table:table-cell>
          <table:table-cell office:value-type="string" calcext:value-type="string">
            <text:p>Abelmoschus esculent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6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Peppers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adequately for air circulation</text:p>
          </table:table-cell>
          <table:table-cell table:number-columns-repeated="1636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Ipomoea batatas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5.0 - 6.5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row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Sweet Potato Weevil, Bligh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tore in a cool, dry place after harvest</text:p>
          </table:table-cell>
          <table:table-cell table:number-columns-repeated="1636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Allium ampelopras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2-24°C (54-7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eeks per row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arrots, Celery</text:p>
          </table:table-cell>
          <table:table-cell office:value-type="string" calcext:value-type="string">
            <text:p>Thrip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plants for uniform growth</text:p>
          </table:table-cell>
          <table:table-cell table:number-columns-repeated="1636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Beets, Dill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adequately for full growth</text:p>
          </table:table-cell>
          <table:table-cell table:number-columns-repeated="1636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Cynara scolym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8 bud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Spinach, Peas</text:p>
          </table:table-cell>
          <table:table-cell office:value-type="string" calcext:value-type="string">
            <text:p>Aphids, Sl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Sechium edul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-8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fruit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Powdery Mildew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rellis needed for climbing</text:p>
          </table:table-cell>
          <table:table-cell table:number-columns-repeated="1636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am</text:p>
          </table:table-cell>
          <table:table-cell office:value-type="string" calcext:value-type="string">
            <text:p>Dioscorea spp.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2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Corn</text:p>
          </table:table-cell>
          <table:table-cell office:value-type="string" calcext:value-type="string">
            <text:p>Sweet Potato Weevil,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tore in a cool, dry place after harvest</text:p>
          </table:table-cell>
          <table:table-cell table:number-columns-repeated="1636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antain</text:p>
          </table:table-cell>
          <table:table-cell office:value-type="string" calcext:value-type="string">
            <text:p>Musa paradisia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12-12-17</text:p>
          </table:table-cell>
          <table:table-cell office:value-type="string" calcext:value-type="string">
            <text:p>10-2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0-5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ffee, Papaya</text:p>
          </table:table-cell>
          <table:table-cell office:value-type="string" calcext:value-type="string">
            <text:p>Leaf Spot,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deep soil and regular watering</text:p>
          </table:table-cell>
          <table:table-cell table:number-columns-repeated="1636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Psidium guajav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6-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20-30 lbs per tre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Pineapple, Citrus</text:p>
          </table:table-cell>
          <table:table-cell office:value-type="string" calcext:value-type="string">
            <text:p>Aphids, Fruit 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pruned for size control</text:p>
          </table:table-cell>
          <table:table-cell table:number-columns-repeated="1636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runus pers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0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0-50 lbs per tre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arigold, Lavender</text:p>
          </table:table-cell>
          <table:table-cell office:value-type="string" calcext:value-type="string">
            <text:p>Peach Tree Borer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for size control and airflow</text:p>
          </table:table-cell>
          <table:table-cell table:number-columns-repeated="1636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Prunus domest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0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0-50 lbs per tre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hives, Mint</text:p>
          </table:table-cell>
          <table:table-cell office:value-type="string" calcext:value-type="string">
            <text:p>Aphids,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in temperate regions</text:p>
          </table:table-cell>
          <table:table-cell table:number-columns-repeated="1636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yrus communis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18-25°C (64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2-2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tre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Marigold, Clover</text:p>
          </table:table-cell>
          <table:table-cell office:value-type="string" calcext:value-type="string">
            <text:p>Aphids, Pear Psylla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ross-pollination</text:p>
          </table:table-cell>
          <table:table-cell table:number-columns-repeated="1636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3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0-2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tre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hives, Mint</text:p>
          </table:table-cell>
          <table:table-cell office:value-type="string" calcext:value-type="string">
            <text:p>Codling Moth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regularly for best yield</text:p>
          </table:table-cell>
          <table:table-cell table:number-columns-repeated="1636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cus car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3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0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20-30 lbs per tre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Basil, Lavender</text:p>
          </table:table-cell>
          <table:table-cell office:value-type="string" calcext:value-type="string">
            <text:p>Aphids, Root Knot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ragon Fruit</text:p>
          </table:table-cell>
          <table:table-cell office:value-type="string" calcext:value-type="string">
            <text:p>Hylocereus spp.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25-35°C (77-9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1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Marigolds</text:p>
          </table:table-cell>
          <table:table-cell office:value-type="string" calcext:value-type="string">
            <text:p>Mealybugs,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limbing cactus; needs support</text:p>
          </table:table-cell>
          <table:table-cell table:number-columns-repeated="1636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Musa spp.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0-15 years</text:p>
          </table:table-cell>
          <table:table-cell office:value-type="string" calcext:value-type="string">
            <text:p>25-35°C (77-9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12-12-17</text:p>
          </table:table-cell>
          <table:table-cell office:value-type="string" calcext:value-type="string">
            <text:p>10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plant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Coffee, Ginger</text:p>
          </table:table-cell>
          <table:table-cell office:value-type="string" calcext:value-type="string">
            <text:p>Aphids,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onsistent watering and warm climate</text:p>
          </table:table-cell>
          <table:table-cell table:number-columns-repeated="1636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Prunus avium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2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20-50 lbs per tree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Strawberry, Marigold</text:p>
          </table:table-cell>
          <table:table-cell office:value-type="string" calcext:value-type="string">
            <text:p>Aphids, Leaf Sp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old winter for dormancy</text:p>
          </table:table-cell>
          <table:table-cell table:number-columns-repeated="1636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itrus sinensis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5-2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tree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Marigold, Basil</text:p>
          </table:table-cell>
          <table:table-cell office:value-type="string" calcext:value-type="string">
            <text:p>Aphids, Citrus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pots in colder regions</text:p>
          </table:table-cell>
          <table:table-cell table:number-columns-repeated="1636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Actinidia deliciosa</text:p>
          </table:table-cell>
          <table:table-cell office:value-type="string" calcext:value-type="string">
            <text:p>Fruit Vin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0-3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vin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lover, Marigold</text:p>
          </table:table-cell>
          <table:table-cell office:value-type="string" calcext:value-type="string">
            <text:p>Aphids, Root R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trellis for support</text:p>
          </table:table-cell>
          <table:table-cell table:number-columns-repeated="1636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Vitis vinifera</text:p>
          </table:table-cell>
          <table:table-cell office:value-type="string" calcext:value-type="string">
            <text:p>Fruit Vine</text:p>
          </table:table-cell>
          <table:table-cell office:value-type="string" calcext:value-type="string">
            <text:p>20-50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0-3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vin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Rosemary, Clover</text:p>
          </table:table-cell>
          <table:table-cell office:value-type="string" calcext:value-type="string">
            <text:p>Powdery Mildew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Wine Production</text:p>
          </table:table-cell>
          <table:table-cell office:value-type="string" calcext:value-type="string">
            <text:p>Requires pruning for better yield</text:p>
          </table:table-cell>
          <table:table-cell table:number-columns-repeated="1636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ssionfruit</text:p>
          </table:table-cell>
          <table:table-cell office:value-type="string" calcext:value-type="string">
            <text:p>Passiflora edulis</text:p>
          </table:table-cell>
          <table:table-cell office:value-type="string" calcext:value-type="string">
            <text:p>Fruit Vine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15-2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0-30 lbs per vin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Lavender, Marigold</text:p>
          </table:table-cell>
          <table:table-cell office:value-type="string" calcext:value-type="string">
            <text:p>Mealybugs,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limbing vine; needs support</text:p>
          </table:table-cell>
          <table:table-cell table:number-columns-repeated="1636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Rubus fruticosus</text:p>
          </table:table-cell>
          <table:table-cell office:value-type="string" calcext:value-type="string">
            <text:p>Berry Vine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6-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20 lbs per bush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Strawberry, Marigold</text:p>
          </table:table-cell>
          <table:table-cell office:value-type="string" calcext:value-type="string">
            <text:p>Aphids, Mit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to maintain shape and productivity</text:p>
          </table:table-cell>
          <table:table-cell table:number-columns-repeated="1636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Rubus idaeus</text:p>
          </table:table-cell>
          <table:table-cell office:value-type="string" calcext:value-type="string">
            <text:p>Berry Vine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5-8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bs per bush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Strawberry, Marigold</text:p>
          </table:table-cell>
          <table:table-cell office:value-type="string" calcext:value-type="string">
            <text:p>Spider Mite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for better air circulation</text:p>
          </table:table-cell>
          <table:table-cell table:number-columns-repeated="1636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Asparagus officinalis</text:p>
          </table:table-cell>
          <table:table-cell office:value-type="string" calcext:value-type="string">
            <text:p>Perennial Vegetable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5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Lettuce, Tomato</text:p>
          </table:table-cell>
          <table:table-cell office:value-type="string" calcext:value-type="string">
            <text:p>Aphids, Cutworm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when grown from crowns</text:p>
          </table:table-cell>
          <table:table-cell table:number-columns-repeated="1636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hubarb</text:p>
          </table:table-cell>
          <table:table-cell office:value-type="string" calcext:value-type="string">
            <text:p>Rheum rhabarbarum</text:p>
          </table:table-cell>
          <table:table-cell office:value-type="string" calcext:value-type="string">
            <text:p>Perennial Vegetable</text:p>
          </table:table-cell>
          <table:table-cell office:value-type="string" calcext:value-type="string">
            <text:p>10-1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Strawberries, Onions</text:p>
          </table:table-cell>
          <table:table-cell office:value-type="string" calcext:value-type="string">
            <text:p>Slugs, Crown R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Leaves are toxic; use stalks only</text:p>
          </table:table-cell>
          <table:table-cell table:number-columns-repeated="1636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Humulus lupulus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0-3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vin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Lavender, Marigold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Brewing</text:p>
          </table:table-cell>
          <table:table-cell office:value-type="string" calcext:value-type="string">
            <text:p>Requires trellis for support</text:p>
          </table:table-cell>
          <table:table-cell table:number-columns-repeated="1636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Vaccinium corymbosum</text:p>
          </table:table-cell>
          <table:table-cell office:value-type="string" calcext:value-type="string">
            <text:p>Berry Bush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cidic, Well-drained</text:p>
          </table:table-cell>
          <table:table-cell office:value-type="string" calcext:value-type="string">
            <text:p>4.0 - 5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6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bush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zalea, Rhododendron</text:p>
          </table:table-cell>
          <table:table-cell office:value-type="string" calcext:value-type="string">
            <text:p>Leaf Spot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Acidic soil required</text:p>
          </table:table-cell>
          <table:table-cell table:number-columns-repeated="1636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lderberry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Berry Bush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8-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bs per bush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mfrey, Chives</text:p>
          </table:table-cell>
          <table:table-cell office:value-type="string" calcext:value-type="string">
            <text:p>Spider Mite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Medicinal</text:p>
          </table:table-cell>
          <table:table-cell office:value-type="string" calcext:value-type="string">
            <text:p>Requires pruning for best yield</text:p>
          </table:table-cell>
          <table:table-cell table:number-columns-repeated="1636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oji Berry</text:p>
          </table:table-cell>
          <table:table-cell office:value-type="string" calcext:value-type="string">
            <text:p>Lycium barbarum</text:p>
          </table:table-cell>
          <table:table-cell office:value-type="string" calcext:value-type="string">
            <text:p>Berry Bush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5-8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bs per bush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Strawberry, Lavender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Medicinal</text:p>
          </table:table-cell>
          <table:table-cell office:value-type="string" calcext:value-type="string">
            <text:p>Drought-tolerant, easy to grow</text:p>
          </table:table-cell>
          <table:table-cell table:number-columns-repeated="1636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8.0</text:p>
          </table:table-cell>
          <table:table-cell office:value-type="string" calcext:value-type="string">
            <text:p>NPK: 5-5-5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hyme, Rosemary</text:p>
          </table:table-cell>
          <table:table-cell office:value-type="string" calcext:value-type="string">
            <text:p>Aphids, Root R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Aromatic, Medicinal</text:p>
          </table:table-cell>
          <table:table-cell office:value-type="string" calcext:value-type="string">
            <text:p>Drought-tolerant; attracts pollinators</text:p>
          </table:table-cell>
          <table:table-cell table:number-columns-repeated="1636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Rosmarinus officinali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5-5-5</text:p>
          </table:table-cell>
          <table:table-cell office:value-type="string" calcext:value-type="string">
            <text:p>2-4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Lavender, Sage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Evergreen; can be grown in pots</text:p>
          </table:table-cell>
          <table:table-cell table:number-columns-repeated="1636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entha spp.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Carrots, Cabbage</text:p>
          </table:table-cell>
          <table:table-cell office:value-type="string" calcext:value-type="string">
            <text:p>Aphids, Mint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Invasive; grows rapidly</text:p>
          </table:table-cell>
          <table:table-cell table:number-columns-repeated="1636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Origanum vulgar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8.0</text:p>
          </table:table-cell>
          <table:table-cell office:value-type="string" calcext:value-type="string">
            <text:p>NPK: 5-5-5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hyme, Basil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ives</text:p>
          </table:table-cell>
          <table:table-cell office:value-type="string" calcext:value-type="string">
            <text:p>Allium schoenopras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2-4 years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Carrots, Roses</text:p>
          </table:table-cell>
          <table:table-cell office:value-type="string" calcext:value-type="string">
            <text:p>Aphids, Onion Maggot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Decorative</text:p>
          </table:table-cell>
          <table:table-cell office:value-type="string" calcext:value-type="string">
            <text:p>Easy to grow; pest repellent</text:p>
          </table:table-cell>
          <table:table-cell table:number-columns-repeated="1636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Anethum graveolen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Cabbage, Lettuce</text:p>
          </table:table-cell>
          <table:table-cell office:value-type="string" calcext:value-type="string">
            <text:p>Aphids, Caterpillar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Attracts beneficial insects</text:p>
          </table:table-cell>
          <table:table-cell table:number-columns-repeated="1636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Ocimum basilic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omatoes, Peppers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Companion plant for many vegetables</text:p>
          </table:table-cell>
          <table:table-cell table:number-columns-repeated="1636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evia</text:p>
          </table:table-cell>
          <table:table-cell office:value-type="string" calcext:value-type="string">
            <text:p>Stevia rebaudian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hyme, Oregano</text:p>
          </table:table-cell>
          <table:table-cell office:value-type="string" calcext:value-type="string">
            <text:p>Aphids, Leaf Sp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atural Sweetener, Medicinal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amomile</text:p>
          </table:table-cell>
          <table:table-cell office:value-type="string" calcext:value-type="string">
            <text:p>Chamaemelum nobil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2-3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avender, Basil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Attracts pollinators</text:p>
          </table:table-cell>
          <table:table-cell table:number-columns-repeated="1636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Cucurbita pepo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pumpkins per plant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Squash Bug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Decorative</text:p>
          </table:table-cell>
          <table:table-cell office:value-type="string" calcext:value-type="string">
            <text:p>Ideal for autumn harvest</text:p>
          </table:table-cell>
          <table:table-cell table:number-columns-repeated="1636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Apium graveolen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eks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onsistent moisture</text:p>
          </table:table-cell>
          <table:table-cell table:number-columns-repeated="1636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Spinacia olerace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Lettuce, Radish</text:p>
          </table:table-cell>
          <table:table-cell office:value-type="string" calcext:value-type="string">
            <text:p>Leaf Miner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in cooler seasons</text:p>
          </table:table-cell>
          <table:table-cell table:number-columns-repeated="1636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arsnip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Lettuce, Garlic</text:p>
          </table:table-cell>
          <table:table-cell office:value-type="string" calcext:value-type="string">
            <text:p>Aphids, Carrot Rust Fly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tore well for winter use</text:p>
          </table:table-cell>
          <table:table-cell table:number-columns-repeated="1636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Solanum lycopersicum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6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asil, Marigold</text:p>
          </table:table-cell>
          <table:table-cell office:value-type="string" calcext:value-type="string">
            <text:p>Tomato Hornworm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staking or cages</text:p>
          </table:table-cell>
          <table:table-cell table:number-columns-repeated="1636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Pisum sativ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Radish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in cooler seasons</text:p>
          </table:table-cell>
          <table:table-cell table:number-columns-repeated="1636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Raphanus sativus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Aphids, Root Maggot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Grows quickly; ideal for succession planting</text:p>
          </table:table-cell>
          <table:table-cell table:number-columns-repeated="1636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ucumis sativ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5-6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Corn</text:p>
          </table:table-cell>
          <table:table-cell office:value-type="string" calcext:value-type="string">
            <text:p>Cucumber Beetle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vertically to save space</text:p>
          </table:table-cell>
          <table:table-cell table:number-columns-repeated="1636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Brassica rap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Cabbage, Lettuce</text:p>
          </table:table-cell>
          <table:table-cell office:value-type="string" calcext:value-type="string">
            <text:p>Aphids, Flea Beetl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Grows well in cooler seasons</text:p>
          </table:table-cell>
          <table:table-cell table:number-columns-repeated="1636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Leeks</text:p>
          </table:table-cell>
          <table:table-cell office:value-type="string" calcext:value-type="string">
            <text:p>Aphids, Carrot Rust Fly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Ideal for storage</text:p>
          </table:table-cell>
          <table:table-cell table:number-columns-repeated="1636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head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Garlic</text:p>
          </table:table-cell>
          <table:table-cell office:value-type="string" calcext:value-type="string">
            <text:p>Aphids, Cabbage Worm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space for head formation</text:p>
          </table:table-cell>
          <table:table-cell table:number-columns-repeated="16364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1:30:47.586000000</meta:creation-date>
    <dc:date>2024-10-22T22:59:54.426000000</dc:date>
    <meta:editing-duration>PT32M57S</meta:editing-duration>
    <meta:editing-cycles>1</meta:editing-cycles>
    <meta:document-statistic meta:table-count="1" meta:cell-count="2020" meta:object-count="0"/>
    <meta:generator>LibreOffice/24.2.5.2$Windows_X86_64 LibreOffice_project/bffef4ea93e59bebbeaf7f431bb02b1a39ee8a59</meta:generator>
  </office:meta>
</office:document-meta>
</file>